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style:font-name="Liberation Sans" style:font-name-asian="DejaVu Sans" style:font-name-complex="Lohit Hindi"/>
    </style:style>
    <style:style style:name="gr1" style:family="graphic">
      <style:graphic-properties draw:stroke="none" svg:stroke-width="0.1cm" draw:marker-start-width="0.35cm" draw:marker-end-width="0.35cm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9.488cm" svg:y="4.459cm">
            <draw:object draw:notify-on-update-of-ranges="Hoja1.A3:Hoja1.A10 Hoja1.C3:Hoja1.C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5.999cm" svg:height="8.999cm" svg:x="14.633cm" svg:y="1.591cm">
            <draw:object draw:notify-on-update-of-ranges="Hoja1.A3:Hoja1.A3 Hoja1.A8:Hoja1.A10 Hoja1.C3:Hoja1.C3 Hoja1.C8:Hoja1.C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kNN variando k con K = 20</text:p>
          </table:table-cell>
          <table:covered-table-cell table:number-columns-repeated="2"/>
          <table:table-cell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Tas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812.6" calcext:value-type="float">
            <text:p>44812,6</text:p>
          </table:table-cell>
          <table:table-cell office:value-type="float" office:value="0.962381" calcext:value-type="float">
            <text:p>0,962381</text:p>
          </table:table-cell>
          <table:table-cell office:value-type="string" calcext:value-type="string">
            <text:p>corei7Deba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41.95" calcext:value-type="float">
            <text:p>5441,95</text:p>
          </table:table-cell>
          <table:table-cell office:value-type="float" office:value="0.968548" calcext:value-type="float">
            <text:p>0,968548</text:p>
          </table:table-cell>
          <table:table-cell office:value-type="string" calcext:value-type="string">
            <text:p>corei7(corte de luz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752.1" calcext:value-type="float">
            <text:p>25752,1</text:p>
          </table:table-cell>
          <table:table-cell office:value-type="float" office:value="0.96769" calcext:value-type="float">
            <text:p>0,96769</text:p>
          </table:table-cell>
          <table:table-cell office:value-type="string" calcext:value-type="string">
            <text:p>INTEL ATO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89.42" calcext:value-type="float">
            <text:p>5189,42</text:p>
          </table:table-cell>
          <table:table-cell office:value-type="float" office:value="0.967881" calcext:value-type="float">
            <text:p>0,967881</text:p>
          </table:table-cell>
          <table:table-cell office:value-type="string" calcext:value-type="string">
            <text:p>corei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36.42" calcext:value-type="float">
            <text:p>5136,42</text:p>
          </table:table-cell>
          <table:table-cell office:value-type="float" office:value="0.96769" calcext:value-type="float">
            <text:p>0,96769</text:p>
          </table:table-cell>
          <table:table-cell office:value-type="string" calcext:value-type="string">
            <text:p>corei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44730.7" calcext:value-type="float">
            <text:p>44730,7</text:p>
          </table:table-cell>
          <table:table-cell table:style-name="ce3" office:value-type="float" office:value="0.953167" calcext:value-type="float">
            <text:p>0,953167</text:p>
          </table:table-cell>
          <table:table-cell office:value-type="string" calcext:value-type="string">
            <text:p>corei7Deba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26247" calcext:value-type="float">
            <text:p>26247</text:p>
          </table:table-cell>
          <table:table-cell table:style-name="ce3" office:value-type="float" office:value="0.933429" calcext:value-type="float">
            <text:p>0,933429</text:p>
          </table:table-cell>
          <table:table-cell office:value-type="string" calcext:value-type="string">
            <text:p>intel TOM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752.72" calcext:value-type="float">
            <text:p>5752,72</text:p>
          </table:table-cell>
          <table:table-cell office:value-type="float" office:value="0.881381" calcext:value-type="float">
            <text:p>0,881381</text:p>
          </table:table-cell>
          <table:table-cell office:value-type="string" calcext:value-type="string">
            <text:p>corei7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number-columns-repeated="4"/>
        </table:table-row>
        <table:table-row table:style-name="ro1" table:number-rows-repeated="7">
          <table:table-cell table:number-columns-repeated="4"/>
        </table:table-row>
        <table:table-row table:style-name="ro2" table:number-rows-repeated="3">
          <table:table-cell table:number-columns-repeated="4"/>
        </table:table-row>
        <table:table-row table:style-name="ro1">
          <table:table-cell table:number-columns-repeated="4"/>
        </table:table-row>
        <table:table-row table:style-name="ro2" table:number-rows-repeated="5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0000-00-00T00:00:01.5784968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orto </meta:initial-creator>
    <meta:creation-date>2015-05-13T14:24:34.244351783</meta:creation-date>
    <dc:date>2015-05-14T00:43:42.603609537</dc:date>
    <dc:creator>jporto </dc:creator>
    <meta:editing-duration>P0D</meta:editing-duration>
    <meta:editing-cycles>8</meta:editing-cycles>
    <meta:generator>LibreOffice/4.1.3.2$Linux_X86_64 LibreOffice_project/410m0$Build-2</meta:generator>
    <meta:document-statistic meta:table-count="1" meta:cell-count="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Hoja1.A3:Hoja1.A10 Hoja1.C3:Hoja1.C10" svg:x="0.126cm" svg:y="1.146cm" svg:width="14.679cm" svg:height="7.543cm">
          <chartooo:coordinate-region svg:x="1.224cm" svg:y="1.346cm" svg:width="13.395cm" svg:height="6.6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oja1.C3:Hoja1.C10" chart:class="chart:scatter">
            <chart:domain table:cell-range-address="Hoja1.A3:Hoja1.A10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Hoja1.A3:Hoja1.A10</svg:desc>
                </draw:g>
              </table:table-cell>
              <table:table-cell office:value-type="float" office:value="0.962381">
                <text:p>0.962381</text:p>
                <draw:g>
                  <svg:desc>Hoja1.C3:Hoja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68548">
                <text:p>0.968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6769">
                <text:p>0.96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967881">
                <text:p>0.967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96769">
                <text:p>0.96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953167">
                <text:p>0.953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933429">
                <text:p>0.933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0.881381">
                <text:p>0.881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Hoja1.A3:Hoja1.A3 Hoja1.A8:Hoja1.A10 Hoja1.C3:Hoja1.C3 Hoja1.C8:Hoja1.C10" svg:x="0.77cm" svg:y="0.855cm" svg:width="14.59cm" svg:height="7.545cm">
          <chartooo:coordinate-region svg:x="1.682cm" svg:y="1.055cm" svg:width="13.398cm" svg:height="6.69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Hoja1.C3:Hoja1.C3 Hoja1.C8:Hoja1.C10" chart:class="chart:scatter">
            <chart:domain table:cell-range-address="Hoja1.A3:Hoja1.A3 Hoja1.A8:Hoja1.A10"/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 Columna A</text:p>
              </table:table-cell>
              <table:table-cell office:value-type="string">
                <text:p>Columna C 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Hoja1.A3:Hoja1.A3 Hoja1.A8:Hoja1.A10</svg:desc>
                </draw:g>
              </table:table-cell>
              <table:table-cell office:value-type="float" office:value="0.962381">
                <text:p>0.962381</text:p>
                <draw:g>
                  <svg:desc>Hoja1.C3:Hoja1.C3 Hoja1.C8:Hoja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.953167">
                <text:p>0.953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933429">
                <text:p>0.933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881381">
                <text:p>0.8813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